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dcd10" officeooo:paragraph-rsid="000dcd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why realtime &gt; classis rendering?</text:p>
          <text:list>
            <text:list-item>
              <text:p text:style-name="P1">material change</text:p>
            </text:list-item>
            <text:list-item>
              <text:p text:style-name="P1">animations</text:p>
            </text:list-item>
            <text:list-item>
              <text:p text:style-name="P1">change camera posi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18:08.625000000</meta:creation-date>
    <dc:date>2023-11-28T12:19:02.474000000</dc:date>
    <meta:editing-duration>PT53S</meta:editing-duration>
    <meta:editing-cycles>1</meta:editing-cycles>
    <meta:document-statistic meta:table-count="0" meta:image-count="0" meta:object-count="0" meta:page-count="1" meta:paragraph-count="4" meta:word-count="15" meta:character-count="84" meta:non-whitespace-character-count="77"/>
    <meta:generator>LibreOffice/7.6.2.1$Windows_X86_64 LibreOffice_project/56f7684011345957bbf33a7ee678afaf4d2ba333</meta:generator>
  </office:meta>
</office:document-meta>
</file>